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Segoe UI" svg:font-family="'Segoe U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595959" style:font-name="Helvetica" fo:language="en" fo:country="US" style:font-name-complex="Helvetica1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>
      <style:text-properties fo:font-size="12pt" style:font-size-asian="12pt" style:font-size-complex="12pt"/>
    </style:style>
    <style:style style:name="P8" style:family="paragraph" style:parent-style-name="List_20_Paragraph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4472c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767171" style:font-name="Arial1" fo:font-size="10.5pt" style:font-size-asian="10.5pt" style:font-name-complex="Arial2" style:font-size-complex="10.5pt"/>
    </style:style>
    <style:style style:name="T11" style:family="text">
      <style:text-properties fo:color="#767171" style:font-name="Arial1" fo:font-size="10.5pt" fo:language="en" fo:country="US" style:font-size-asian="10.5pt" style:font-name-complex="Arial2" style:font-size-complex="10.5pt"/>
    </style:style>
    <style:style style:name="T12" style:family="text">
      <style:text-properties fo:color="#767171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595959" style:font-name="Helvetica" fo:language="en" fo:country="US" style:font-name-complex="Helvetica1"/>
    </style:style>
    <style:style style:name="T14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Регистрационная форма пользователя:</text:span></text:p>
      <text:p text:style-name="P2"/>
      <text:p text:style-name="Standard"><text:span text:style-name="T7">Комментарии:</text:span></text:p>
      <text:p text:style-name="Standard"><text:span text:style-name="T1">В форме хотелось бы учесть несколько моментов.</text:span></text:p>
      <text:list xml:id="list627996449009566682" text:style-name="WWNum1">
        <text:list-item>
          <text:p text:style-name="P6"><text:span text:style-name="T1">Быстрое заполнение, минимум полей – чтобы не отпугнуть пользователей большой формой.</text:span></text:p>
        </text:list-item>
        <text:list-item>
          <text:p text:style-name="P6"><text:span text:style-name="T1">Возможность расширения информации о пользователе уже после регистрации – доп. Форма в личном кабинете, в которой будут важные для заполнения, но не обязательные поля.</text:span></text:p>
        </text:list-item>
        <text:list-item>
          <text:p text:style-name="P6"><text:span text:style-name="T1">Учесть, что человек может использовать при регистрации корпоративный </text:span><text:span text:style-name="T3">e</text:span><text:span text:style-name="T1">-</text:span><text:span text:style-name="T3">mail</text:span><text:span text:style-name="T1">, а потом сменить работу, и потерять к нему доступ (предусмотреть восстановление доступа с новым </text:span><text:span text:style-name="T3">e</text:span><text:span text:style-name="T1">-</text:span><text:span text:style-name="T3">mail</text:span><text:span text:style-name="T1">-ом).</text:span></text:p>
        </text:list-item>
        <text:list-item>
          <text:p text:style-name="P6"><text:span text:style-name="T1">Специфика обращений в научном сообществе. </text:span></text:p>
        </text:list-item>
      </text:list>
      <text:p text:style-name="List_20_Paragraph"><text:span text:style-name="T1">В данном случае не должно быть никнеймов, только реальные фамилия и имя. </text:span></text:p>
      <text:p text:style-name="P7"/>
      <text:p text:style-name="P7"/>
      <text:p text:style-name="P8"><text:span text:style-name="T8">Предложение по форме:</text:span></text:p>
      <text:p text:style-name="Standard"><text:span text:style-name="T9">Обязательные поля:</text:span></text:p>
      <text:p text:style-name="Standard"><text:span text:style-name="T2">Фамилия </text:span><text:span text:style-name="T8">Латинский алфавит</text:span></text:p>
      <text:p text:style-name="Standard"><text:span text:style-name="T2">Имя </text:span><text:span text:style-name="T8">Латинский алфавит</text:span></text:p>
      <text:p text:style-name="Standard"><text:span text:style-name="T2"><office:annotation office:name="__Annotation__32_1470659610"><dc:creator>Ирина Янкелевич</dc:creator><dc:date>2021-04-14T14:11:00.86</dc:date><textooo:sender-initials>ИЯ</textooo:sender-initials><text:p>Насчет телефона не уверена, хорошо бы чтобы был, чтобы потом можно было восстановить доступ по нему, но, если это будет обязательно – кто-то может не захотеть регистрироваться. Лучше предлагать добавить телефон по желанию.</text:p></office:annotation></text:span><text:span text:style-name="T4">e-mail </text:span><text:span text:style-name="T2"><text:s/></text:span><office:annotation-end office:name="__Annotation__32_1470659610"/></text:p>
      <text:p text:style-name="Standard"><text:span text:style-name="T2">пароль</text:span></text:p>
      <text:p text:style-name="Standard"><text:span text:style-name="T2">повторить пароль</text:span></text:p>
      <text:p text:style-name="P7"/>
      <text:p text:style-name="P3"><text:span text:style-name="T9">Из дополнительных полей, которые хорошо бы включить, но они сильно расширят форму, поэтому лучше их вынести отдельно уже внутри личного кабинета:</text:span></text:p>
      <text:p text:style-name="List_20_Paragraph"><text:span text:style-name="T1">*будут отображаться на главной страничке пользователя </text:span></text:p>
      <text:p text:style-name="List_20_Paragraph"><text:span text:style-name="T1">*будет влиять на рейтинг – опишу в отдельном документе</text:span></text:p>
      <text:p text:style-name="P7"/>
      <text:p text:style-name="Standard"><text:span text:style-name="T11"><office:annotation office:name="__Annotation__51_1470659610"><dc:creator>Ирина Янкелевич</dc:creator><dc:date>2021-04-14T14:23:00.87</dc:date><textooo:sender-initials>ИЯ</textooo:sender-initials><text:p>Тут есть определенные тонкости. В РФ и в остальном мире не гармонизирована система научных степеней. Так в РФ их всего две:- кандидат наук и доктор наук. В мире в эту ранжировку входит понятие: бакалавр, магистр, и доктор философии (<text:span text:style-name="T14">Ph</text:span>.<text:span text:style-name="T14">D</text:span>.) – приравнивается к нашему кандидату наук. </text:p><text:p>Я решила оставить отдельно <text:s/>докторскую степень, т.к. в мире это важно при обращении к человеку, в начале обращения всегда говорят – «доктор». <text:s/></text:p></office:annotation></text:span><text:span text:style-name="T4">Doctorial degree: </text:span></text:p>
      <text:p text:style-name="Standard"><text:span text:style-name="T6">варианты ответа</text:span><text:span text:style-name="T2">:</text:span></text:p>
      <text:p text:style-name="Standard"><text:span text:style-name="T11">Ph</text:span><text:span text:style-name="T10">.</text:span><text:span text:style-name="T11">D</text:span><text:span text:style-name="T10">. </text:span></text:p>
      <text:p text:style-name="Standard"><text:span text:style-name="T11">none</text:span><office:annotation-end office:name="__Annotation__51_1470659610"/></text:p>
      <text:p text:style-name="Standard"><text:soft-page-break/><text:span text:style-name="T4">Academic degree</text:span><text:span text:style-name="T2">: </text:span></text:p>
      <text:p text:style-name="Standard"><text:span text:style-name="T6">Варианты</text:span><text:span text:style-name="T5"> </text:span><text:span text:style-name="T6">ответа:</text:span></text:p>
      <text:p text:style-name="Standard"><text:span text:style-name="T13"><office:annotation office:name="__Annotation__65_1470659610"><dc:creator>Ирина Янкелевич</dc:creator><dc:date>2021-04-14T14:37:00.88</dc:date><textooo:sender-initials>ИЯ</textooo:sender-initials><text:p>Это международная классификация, в нее же входит и докторантура – но я ее вынесла отдельно. В РФ есть еще специалитет, нужно подумать как его вписать.</text:p></office:annotation></text:span><text:span text:style-name="T13">Associate degree</text:span></text:p>
      <text:p text:style-name="Standard"><text:span text:style-name="T13">Bachelor’s degree</text:span></text:p>
      <text:p text:style-name="Standard"><text:span text:style-name="T13">Master’s degree</text:span></text:p>
      <text:p text:style-name="Standard"><text:span text:style-name="T13">Professional degree</text:span><office:annotation-end office:name="__Annotation__65_1470659610"/></text:p>
      <text:p text:style-name="P4"/>
      <text:p text:style-name="Standard"><text:span text:style-name="T4">Institution/organization</text:span><text:span text:style-name="T2">:</text:span></text:p>
      <text:p text:style-name="Standard"><text:span text:style-name="T12"><office:annotation office:name="__Annotation__73_1470659610"><dc:creator>Ирина Янкелевич</dc:creator><dc:date>2021-04-14T14:44:00.88</dc:date><textooo:sender-initials>ИЯ</textooo:sender-initials><text:p>Все известные организации и институты мы сами не введем, и лучше, чтобы они сами регистрировались позже на портале, поэтому пока оставим просто как поле, где вручную вписывается информацию, но в будущем <text:s/>нужно будет выбрать из списка зарегистрированных организаций</text:p></office:annotation></text:span><text:span text:style-name="T12">Пока просто вписывать</text:span><office:annotation-end office:name="__Annotation__73_1470659610"/></text:p>
      <text:p text:style-name="P1"/>
      <text:p text:style-name="Standard"><text:span text:style-name="T2"><office:annotation office:name="__Annotation__78_1470659610"><dc:creator>Ирина Янкелевич</dc:creator><dc:date>2021-04-14T14:48:00.88</dc:date><textooo:sender-initials>ИЯ</textooo:sender-initials><text:p>Тут скорее всего еще придется поработать над вариантами</text:p></office:annotation></text:span><text:span text:style-name="T4">Select a role</text:span><text:span text:style-name="T2">:</text:span><office:annotation-end office:name="__Annotation__78_1470659610"/></text:p>
      <text:p text:style-name="Standard"><text:span text:style-name="T6">Варианты</text:span><text:span text:style-name="T5"> </text:span><text:span text:style-name="T6">ответа:</text:span></text:p>
      <text:p text:style-name="Standard"><text:span text:style-name="T13">Professor</text:span></text:p>
      <text:p text:style-name="Standard"><text:span text:style-name="T13">Postdoc</text:span></text:p>
      <text:p text:style-name="Standard"><text:span text:style-name="T13">Ph.D. Student</text:span></text:p>
      <text:p text:style-name="Standard"><text:span text:style-name="T13">Undergraduate Student</text:span></text:p>
      <text:p text:style-name="Standard"><text:span text:style-name="T13">Researcher</text:span></text:p>
      <text:p text:style-name="Standard"><text:span text:style-name="T13">Administrator</text:span></text:p>
      <text:p text:style-name="Standard"><text:span text:style-name="T13">Other</text:span></text:p>
      <text:p text:style-name="P4"/>
      <text:p text:style-name="Standard"><text:span text:style-name="T2"><office:annotation office:name="__Annotation__93_1470659610"><dc:creator>Ирина Янкелевич</dc:creator><dc:date>2021-04-14T14:49:00.89</dc:date><textooo:sender-initials>ИЯ</textooo:sender-initials><text:p>Опция, чтобы добавить еще одно место работы.</text:p><text:p>Для РФ это очень актуально.</text:p></office:annotation></text:span><text:span text:style-name="T4">Add organization</text:span><text:span text:style-name="T2">:</text:span><office:annotation-end office:name="__Annotation__93_1470659610"/></text:p>
      <text:p text:style-name="P1"/>
      <text:p text:style-name="Standard"><text:span text:style-name="T2"><office:annotation office:name="__Annotation__100_1470659610"><dc:creator>Ирина Янкелевич</dc:creator><dc:date>2021-04-14T14:50:00.89</dc:date><textooo:sender-initials>ИЯ</textooo:sender-initials><text:p>Профессиональные идентификаторы у ученых, сейчас их принято везде указывать, плюс по ним потом можно будет настроить автоматическое подтягивание публикаций.</text:p></office:annotation></text:span><text:span text:style-name="T4">Research ID</text:span><text:span text:style-name="T2">:</text:span></text:p>
      <text:p text:style-name="Standard"><text:span text:style-name="T4">ORCID</text:span><text:span text:style-name="T2">:</text:span><office:annotation-end office:name="__Annotation__100_1470659610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Segoe UI" svg:font-family="'Segoe U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1</meta:editing-cycles>
    <meta:creation-date>2021-04-14T10:50:00</meta:creation-date>
    <dc:date>2021-04-14T11:52:00</dc:date>
    <meta:editing-duration>PT1M2S</meta:editing-duration>
    <meta:generator>OpenOffice/4.1.6$Win32 OpenOffice.org_project/416m1$Build-9790</meta:generator>
    <meta:document-statistic meta:table-count="0" meta:image-count="0" meta:object-count="0" meta:page-count="2" meta:paragraph-count="42" meta:word-count="190" meta:character-count="13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